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c0083" officeooo:paragraph-rsid="000c0083"/>
    </style:style>
    <style:style style:name="P2" style:family="paragraph" style:parent-style-name="Standard">
      <style:paragraph-properties fo:text-align="center" style:justify-single-word="false"/>
      <style:text-properties fo:font-size="15pt" fo:font-weight="bold" officeooo:rsid="000c0083" officeooo:paragraph-rsid="000c0083" style:font-size-asian="15pt" style:font-weight-asian="bold" style:font-size-complex="15pt" style:font-weight-complex="bold"/>
    </style:style>
    <style:style style:name="P3" style:family="paragraph" style:parent-style-name="Standard">
      <style:paragraph-properties fo:margin-left="1.251cm" fo:margin-right="0cm" fo:text-indent="0cm" style:auto-text-indent="false"/>
      <style:text-properties officeooo:rsid="000c0083" officeooo:paragraph-rsid="000c0083"/>
    </style:style>
    <style:style style:name="P4" style:family="paragraph" style:parent-style-name="Standard">
      <style:paragraph-properties fo:text-align="center" style:justify-single-word="false"/>
      <style:text-properties officeooo:rsid="000c0083" officeooo:paragraph-rsid="000c0083"/>
    </style:style>
    <style:style style:name="P5" style:family="paragraph" style:parent-style-name="Standard">
      <style:paragraph-properties fo:text-align="center" style:justify-single-word="false"/>
      <style:text-properties officeooo:rsid="000c0083" officeooo:paragraph-rsid="000dfdee"/>
    </style:style>
    <style:style style:name="P6" style:family="paragraph" style:parent-style-name="Standard">
      <style:text-properties officeooo:rsid="000c0083" officeooo:paragraph-rsid="000dfdee"/>
    </style:style>
    <style:style style:name="P7" style:family="paragraph" style:parent-style-name="Standard">
      <style:paragraph-properties fo:text-align="start" style:justify-single-word="false"/>
      <style:text-properties fo:font-size="14pt" fo:font-weight="bold" officeooo:rsid="000dfdee" officeooo:paragraph-rsid="000dfdee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4pt" fo:font-weight="bold" officeooo:rsid="000c0083" officeooo:paragraph-rsid="000dfdee" style:font-size-asian="14pt" style:font-weight-asian="bold" style:font-size-complex="14pt" style:font-weight-complex="bold"/>
    </style:style>
    <style:style style:name="P9" style:family="paragraph" style:parent-style-name="Standard">
      <style:paragraph-properties fo:margin-left="1.251cm" fo:margin-right="0cm" fo:text-indent="0cm" style:auto-text-indent="false"/>
      <style:text-properties officeooo:rsid="000c0083" officeooo:paragraph-rsid="000c0083"/>
    </style:style>
    <style:style style:name="P10" style:family="paragraph" style:parent-style-name="Standard">
      <style:paragraph-properties fo:margin-left="1.251cm" fo:margin-right="0cm" fo:text-indent="0cm" style:auto-text-indent="false"/>
      <style:text-properties officeooo:rsid="000c0083" officeooo:paragraph-rsid="000dfdee"/>
    </style:style>
    <style:style style:name="P11" style:family="paragraph" style:parent-style-name="Standard">
      <style:paragraph-properties fo:margin-left="1.251cm" fo:margin-right="0cm" fo:text-indent="0cm" style:auto-text-indent="false"/>
      <style:text-properties officeooo:rsid="000c0083" officeooo:paragraph-rsid="000e7fbb"/>
    </style:style>
    <style:style style:name="P12" style:family="paragraph" style:parent-style-name="Standard">
      <style:paragraph-properties fo:margin-left="1.251cm" fo:margin-right="0cm" fo:text-indent="0cm" style:auto-text-indent="false"/>
      <style:text-properties officeooo:rsid="000e7fbb" officeooo:paragraph-rsid="000e7fbb"/>
    </style:style>
    <style:style style:name="P13" style:family="paragraph" style:parent-style-name="Standard">
      <style:paragraph-properties fo:margin-left="2.501cm" fo:margin-right="0cm" fo:text-indent="0cm" style:auto-text-indent="false"/>
      <style:text-properties officeooo:rsid="000c0083" officeooo:paragraph-rsid="000dfdee"/>
    </style:style>
    <style:style style:name="P14" style:family="paragraph" style:parent-style-name="Standard">
      <style:paragraph-properties fo:margin-left="2.501cm" fo:margin-right="0cm" fo:text-indent="0cm" style:auto-text-indent="false"/>
      <style:text-properties officeooo:rsid="000c0083" officeooo:paragraph-rsid="000e7fbb"/>
    </style:style>
    <style:style style:name="P15" style:family="paragraph" style:parent-style-name="Standard">
      <style:paragraph-properties fo:margin-left="0cm" fo:margin-right="0cm" fo:text-indent="0cm" style:auto-text-indent="false"/>
      <style:text-properties officeooo:rsid="000c0083" officeooo:paragraph-rsid="000e7fbb"/>
    </style:style>
    <style:style style:name="P16" style:family="paragraph" style:parent-style-name="Standard">
      <style:paragraph-properties fo:margin-left="0cm" fo:margin-right="0cm" fo:text-indent="0cm" style:auto-text-indent="false"/>
      <style:text-properties officeooo:rsid="001062b6" officeooo:paragraph-rsid="001062b6"/>
    </style:style>
    <style:style style:name="T1" style:family="text">
      <style:text-properties officeooo:rsid="000de289"/>
    </style:style>
    <style:style style:name="T2" style:family="text">
      <style:text-properties officeooo:rsid="000dfdee"/>
    </style:style>
    <style:style style:name="T3" style:family="text">
      <style:text-properties fo:font-size="12pt" fo:font-weight="normal" style:font-size-asian="12pt" style:font-weight-asian="normal" style:font-size-complex="12pt" style:font-weight-complex="normal"/>
    </style:style>
    <style:style style:name="T4" style:family="text">
      <style:text-properties fo:font-size="12pt" fo:font-weight="normal" officeooo:rsid="000dfdee" style:font-size-asian="12pt" style:font-weight-asian="normal" style:font-size-complex="12pt" style:font-weight-complex="normal"/>
    </style:style>
    <style:style style:name="T5" style:family="text">
      <style:text-properties officeooo:rsid="000c0083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officeooo:rsid="000dfdee" style:font-style-asian="italic" style:font-style-complex="italic"/>
    </style:style>
    <style:style style:name="T8" style:family="text">
      <style:text-properties officeooo:rsid="000e7fb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lan del funcionamiento del cluster</text:p>
      <text:p text:style-name="P4"/>
      <text:p text:style-name="P7">Primer Sprint:</text:p>
      <text:p text:style-name="P7"/>
      <text:p text:style-name="P1">Los datos a utilizar en el cluster:</text:p>
      <text:p text:style-name="P1"><text:tab/>n-trivias publicadas</text:p>
      <text:p text:style-name="P1"><text:tab/>k-trivias jugadas por el usuario</text:p>
      <text:p text:style-name="P1"><text:tab/>J-trivias vistas por el usuario </text:p>
      <text:p text:style-name="P1"><text:tab/>m-trivias subscritas por el usuario</text:p>
      <text:p text:style-name="P1"/>
      <text:p text:style-name="P1">planteamiento del funcionamiento :</text:p>
      <text:p text:style-name="P1"><text:tab/></text:p>
      <text:p text:style-name="P3">1) Realizar 2 datasets, el primero (Pub) relativo a las trivias publicadas, el segundo (misTrivias) relativo al conjunto de las k,j, y m trivias</text:p>
      <text:p text:style-name="P3">2) Hacer el kmeans sobre Pub</text:p>
      <text:p text:style-name="P3">3) Almacenar en un vector a que centroide pertenece cada instancia perteneciente a misTrivias</text:p>
      <text:p text:style-name="P3">3) <text:span text:style-name="T1">D</text:span>e ese vector selecciona el centroide m<text:span text:style-name="T1">á</text:span>s repetido y el menos repetido</text:p>
      <text:p text:style-name="P3">4) <text:span text:style-name="T1">Proceder a </text:span>seleccion<text:span text:style-name="T1">ar</text:span> z-trivias perteneciente a los ce<text:span text:style-name="T1">n</text:span>troides seleccionados</text:p>
      <text:p text:style-name="P3"/>
      <text:p text:style-name="P5"/>
      <text:p text:style-name="P7">Segundo Sprint:</text:p>
      <text:p text:style-name="P7"/>
      <text:p text:style-name="P6">Los datos a utilizar en el cluster:</text:p>
      <text:p text:style-name="P6"><text:tab/>n-trivias publicadas</text:p>
      <text:p text:style-name="P8"><text:span text:style-name="T3"><text:tab/></text:span><text:span text:style-name="T4">k</text:span><text:span text:style-name="T3">-trivias subscritas por el usuario</text:span></text:p>
      <text:p text:style-name="P8"><text:span text:style-name="T3"/></text:p>
      <text:p text:style-name="P6">planteamiento del funcionamiento :</text:p>
      <text:p text:style-name="P6"/>
      <text:p text:style-name="P10"><text:span text:style-name="T7">caso 1: </text:span><text:span text:style-name="T2">Si el número de trivias suscritas es menor a un X, entonces se seleccionan las M trivias publicadas, que tengan <text:s/>mayor número de suscritos entre máximo de competidores.</text:span></text:p>
      <text:p text:style-name="P10"/>
      <text:p text:style-name="P10"><text:span text:style-name="T7">caso 2: </text:span><text:span text:style-name="T2">Si el número de trivias suscritas es mayor a un X, pero el número de trivias finalizadas es menor a un Y: </text:span></text:p>
      <text:p text:style-name="P13">- <text:span text:style-name="T2">Se quita la columna de valoración de los dataFrame</text:span></text:p>
      <text:p text:style-name="P13">- <text:span text:style-name="T2">Se hace el kmeans sobre las trivias publicadas</text:span></text:p>
      <text:p text:style-name="P13">- <text:span text:style-name="T2">Se genera un vector para almacenar a que cluster pertenece cada trivia suscrita por el usuario</text:span></text:p>
      <text:p text:style-name="P13">- <text:span text:style-name="T2">Se seleccionan los indices de los clusters relacionados al que más se repita y al que menos se repita en el vector</text:span></text:p>
      <text:p text:style-name="P14">- <text:span text:style-name="T2">Se seleccionan las z trivias del cluster que más se repitió, aquellas que tengan <text:s/>mayor número de suscritos entre máximo de competidores.</text:span></text:p>
      <text:p text:style-name="P14">- <text:span text:style-name="T2">Se seleccionan las w trivias del cluster que menos se repitió, aquellas que tengan <text:s/>mayor número de suscritos entre máximo de competidores.</text:span></text:p>
      <text:p text:style-name="P15"><text:tab/><text:tab/></text:p>
      <text:p text:style-name="P15"><text:tab/><text:tab/><text:span text:style-name="T8">donde z representa el 70% de M y w el 30% de M</text:span></text:p>
      <text:p text:style-name="P11"/>
      <text:p text:style-name="P12"><text:span text:style-name="T6">caso 3</text:span><text:span text:style-name="T7">: </text:span><text:span text:style-name="T2">Si el número de trivias suscritas es mayor a un X </text:span>y<text:span text:style-name="T2"> el n</text:span>ú<text:span text:style-name="T2">mero de trivias finalizadas es m</text:span>ay<text:span text:style-name="T2">or a un Y.</text:span></text:p>
      <text:p text:style-name="P14"><text:soft-page-break/>- <text:span text:style-name="T2">Se hace el kmeans sobre las trivias suscritas</text:span></text:p>
      <text:p text:style-name="P14">- <text:span text:style-name="T2">Se seleccionan el indice del clusters que posea mayor numero de trivias finalizadas</text:span></text:p>
      <text:p text:style-name="P14">- <text:span text:style-name="T2">Se genera un vector para almacenar a que cluster pertenece cada trivia publicada</text:span></text:p>
      <text:p text:style-name="P14">- <text:span text:style-name="T2">Se selecciona los indices de los clusters relacionados al que más se repita y al que menos se repita en el vector</text:span></text:p>
      <text:p text:style-name="P14">- <text:span text:style-name="T2">Se seleccionan las v trivias del cluster que tenia mayor numero de trivias finalizadas, aquellas que tengan <text:s/>mayor número de suscritos entre máximo de competidores.</text:span></text:p>
      <text:p text:style-name="P14">- <text:span text:style-name="T2">Se seleccionan las z trivias del cluster que más se repitió, aquellas que tengan <text:s/>mayor número de suscritos entre máximo de competidores.</text:span></text:p>
      <text:p text:style-name="P14">- <text:span text:style-name="T2">Se seleccionan las w trivias del cluster que menos se repitió, aquellas que tengan <text:s/>mayor número de suscritos entre máximo de competidores.</text:span></text:p>
      <text:p text:style-name="P15"><text:tab/><text:tab/></text:p>
      <text:p text:style-name="Standard"><text:span text:style-name="T5"><text:tab/><text:tab/>donde v representa el 40% de M, z representa el 30% de M y w el 30% de M</text:span></text:p>
      <text:p text:style-name="P15"/>
      <text:p text:style-name="P16">Y, X y M estan por definirs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V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9T13:57:34.925296558</meta:creation-date>
    <dc:date>2020-01-29T16:12:13.542916345</dc:date>
    <meta:editing-duration>PT4M47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2" meta:paragraph-count="40" meta:word-count="476" meta:character-count="2721" meta:non-whitespace-character-count="2259"/>
  </office:meta>
</office:document-meta>
</file>